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text-properties style:font-name="Times New Roman" fo:language="en" fo:country="US" fo:font-style="normal" style:font-name-asian="Times New Roman1" style:font-style-asian="normal" style:font-name-complex="Times New Roman1" style:font-style-complex="normal"/>
    </style:style>
    <style:style style:name="P7" style:family="paragraph" style:parent-style-name="Heading_20_1">
      <style:text-properties fo:language="ru" fo:country="RU"/>
    </style:style>
    <style:style style:name="P8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/>
    </style:style>
    <style:style style:name="P10" style:family="paragraph" style:parent-style-name="Text_20_body" style:list-style-name="L1">
      <style:text-properties fo:language="ru" fo:country="RU"/>
    </style:style>
    <style:style style:name="P11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style:font-name="Times New Roman" fo:language="en" fo:country="US" fo:font-style="normal" style:font-style-asian="normal" style:font-style-complex="normal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71cm" svg:height="0.9cm" draw:z-index="0"><draw:image xlink:href="../../odt/images/3105.png" xlink:type="simple" xlink:show="embed" xlink:actuate="onLoad"/></draw:frame></text:p>
          </table:table-cell>
          <table:table-cell table:style-name="Table1.B1" office:value-type="string">
            <text:h text:style-name="P7" text:outline-level="1">Управляемый источник то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981cm" draw:z-index="0"><draw:image xlink:href="../../odt/images/310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едставляет собой модель линейного сопротивления с источником тока<text:span text:style-name="T7">.</text:span></text:p>
            <text:p text:style-name="P4">Внутренняя структура данного блока приведена на рисунке 1:</text:p>
            <text:p text:style-name="P5"><draw:frame draw:style-name="fr2" draw:name="Графический объект3" text:anchor-type="as-char" svg:width="9.97cm" svg:height="8.631cm" draw:z-index="0"><draw:image xlink:href="../../odt/images/3105_ris_1.png" xlink:type="simple" xlink:show="embed" xlink:actuate="onLoad"/></draw:frame></text:p>
            <text:p text:style-name="P5">Рисунок 1 – Внутренняя структура блока «<text:span text:style-name="T7">Управляемый источник напряжения</text:span>»</text:p>
            <text:p text:style-name="P4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проводимостей (KJ), которые вычисляются как 1/Rs, и значения токов (Isrc), задаваемые с входа «Управление». При этом с первого входа значение своего номера узла (NSELF) передаётся как значение соседнего номера узла (NJ) и наоборот. Ток источник подаётся с положительным знаком на вход 2 и с отрицательным на вход 1.</text:p>
            <text:p text:style-name="Text_20_body"><text:span text:style-name="T8">Свойство</text:span><text:span text:style-name="T7">:</text:span></text:p>
            <text:list xml:id="list6404982634000437179" text:style-name="L1">
              <text:list-item>
                <text:p text:style-name="P10"><text:span text:style-name="T10">Сопротивление </text:span><text:span text:style-name="T11">шунта</text:span><text:span text:style-name="T10">, Ом</text:span> – число, задающее значение сопротивления шунта.</text:p>
              </text:list-item>
            </text:list>
            <text:p text:style-name="Text_20_body"><text:span text:style-name="T14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8">Числовое</text:span><text:span text:style-name="T7"> задание </text:span><text:span text:style-name="T12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Сопротивление <text:span text:style-name="T7">шунта</text:span>, Ом</text:p>
                </table:table-cell>
                <table:table-cell table:style-name="Таблица1.B3" office:value-type="string">
                  <text:p text:style-name="Text_20_body">[<text:span text:style-name="T1">1e8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5">Именованное</text:span><text:span text:style-name="T14"> задание </text:span><text:span text:style-name="T13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Сопротивление <text:span text:style-name="T7">шунта</text:span>, Ом</text:p>
                </table:table-cell>
                <table:table-cell table:style-name="Таблица1.B3" office:value-type="string">
                  <text:p text:style-name="Text_20_body">[<text:span text:style-name="T1">Rsh_1</text:span>]</text:p>
                </table:table-cell>
              </table:table-row>
            </table:table>
            <text:p text:style-name="Text_20_body"><text:span text:style-name="T15">Примечани</text:span><text:span text:style-name="T8">я</text:span>:</text:p>
            <text:list xml:id="list8054136851820112963" text:style-name="L2">
              <text:list-item>
                <text:p text:style-name="P11"><text:span text:style-name="T7">Свойство блока может быть только </text:span><text:span text:style-name="T9">скалярным</text:span>.</text:p>
              </text:list-item>
              <text:list-item>
                <text:p text:style-name="P9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источник тока</dc:title>
    <dc:date>2012-02-16T10:15:18.77</dc:date>
    <meta:generator>OpenOffice_Beta/4.1.0$Win32 OpenOffice.org_project/410m14$Build-9760</meta:generator>
    <meta:editing-duration>PT3H18M44S</meta:editing-duration>
    <meta:editing-cycles>88</meta:editing-cycles>
    <dc:creator>Александр </dc:creator>
    <meta:document-statistic meta:table-count="2" meta:image-count="3" meta:object-count="0" meta:page-count="2" meta:paragraph-count="27" meta:word-count="173" meta:character-count="1243"/>
    <meta:user-defined meta:name="Поле 1"/>
    <meta:user-defined meta:name="Поле 2"/>
    <meta:user-defined meta:name="Поле 3"/>
    <meta:user-defined meta:name="Поле 4"/>
  </office:meta>
</office:document-meta>
</file>